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atabase Maintenance Responsibilities</text:h>
      <text:p text:style-name="Standard"/>
      <text:h text:style-name="Heading_20_2" text:outline-level="2">Research Staff</text:h>
      <text:list xml:id="list2065331648" text:style-name="L1">
        <text:list-item>
          <text:p text:style-name="P1">Fill out datasheets for the following:</text:p>
          <text:list>
            <text:list-item>
              <text:p text:style-name="P1">For new breeding cages</text:p>
            </text:list-item>
            <text:list-item>
              <text:p text:style-name="P1">For weanings, whether when you do it or the staff does it</text:p>
            </text:list-item>
            <text:list-item>
              <text:p text:style-name="P1">For genotyping/ear tagging</text:p>
            </text:list-item>
            <text:list-item>
              <text:p text:style-name="P1">For dead/sacrificed mice</text:p>
            </text:list-item>
            <text:list-item>
              <text:p text:style-name="P1">If you move mice from cage to cage</text:p>
            </text:list-item>
          </text:list>
          <text:p text:style-name="P1"/>
        </text:list-item>
      </text:list>
      <text:h text:style-name="Heading_20_2" text:outline-level="2">Undergraduates</text:h>
      <text:list xml:id="list1990506435" text:style-name="L2">
        <text:list-item>
          <text:p text:style-name="P2">Enter from datasheets for breeding cages, new animals, genotyping, dead animals and moved animals (check off when finished, put in binder when sheet is completed)</text:p>
        </text:list-item>
        <text:list-item>
          <text:p text:style-name="P2">In mouse room:</text:p>
          <text:list>
            <text:list-item>
              <text:p text:style-name="P2">Check for new weanings (unmarked position on cards, recent wean date)</text:p>
            </text:list-item>
            <text:list-item>
              <text:p text:style-name="P2">Check for moved animals (unmarked position on cards, no or old wean date)</text:p>
            </text:list-item>
            <text:list-item>
              <text:p text:style-name="P2">Check dead animal logs and enter as dead/sacrificed mice</text:p>
            </text:list-item>
            <text:list-item>
              <text:p text:style-name="P2">Check breeding cages for new pups, enter as new animal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e Bridges</meta:initial-creator>
    <meta:creation-date>2009-02-24T09:25:56</meta:creation-date>
    <dc:date>2009-02-27T10:03:45</dc:date>
    <dc:creator>Dave Bridges</dc:creator>
    <meta:editing-duration>PT01H23M43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15" meta:word-count="125" meta:character-count="707"/>
    <meta:user-defined meta:name="Info 1"/>
    <meta:user-defined meta:name="Info 2"/>
    <meta:user-defined meta:name="Info 3"/>
    <meta:user-defined meta:name="Info 4"/>
  </office:meta>
</office:document-meta>
</file>